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B40000004C2016B3DF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_5f_KM_5f_MOTORISTA" style:display-name="TABELA_KM_MOTORISTA" style:family="table">
      <style:table-properties style:width="16cm" table:align="margins" style:writing-mode="lr-tb"/>
    </style:style>
    <style:style style:name="TABELA_5f_KM_5f_MOTORISTA.A" style:display-name="TABELA_KM_MOTORISTA.A" style:family="table-column">
      <style:table-column-properties style:column-width="7.999cm" style:rel-column-width="32767*"/>
    </style:style>
    <style:style style:name="TABELA_5f_KM_5f_MOTORISTA.B" style:display-name="TABELA_KM_MOTORISTA.B" style:family="table-column">
      <style:table-column-properties style:column-width="8.001cm" style:rel-column-width="32768*"/>
    </style:style>
    <style:style style:name="TABELA_5f_KM_5f_MOTORISTA.A1" style:display-name="TABELA_KM_MOTORIST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_5f_KM_5f_MOTORISTA.B1" style:display-name="TABELA_KM_MOTORISTA.B1" style:family="table-cell">
      <style:table-cell-properties fo:padding="0.097cm" fo:border="0.002cm solid #000000"/>
    </style:style>
    <style:style style:name="TABELA_5f_KM_5f_MOTORISTA.A2" style:display-name="TABELA_KM_MOTORISTA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MOTORISTA.B2" style:display-name="TABELA_KM_MOTORISTA.B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MOTORISTA.A3" style:display-name="TABELA_KM_MOTORISTA.A3" style:family="table-cell">
      <style:table-cell-properties fo:padding="0.097cm" fo:border-left="0.002cm solid #000000" fo:border-right="none" fo:border-top="none" fo:border-bottom="0.002cm solid #000000"/>
    </style:style>
    <style:style style:name="TABELA_5f_KM_5f_MOTORISTA.B3" style:display-name="TABELA_KM_MOTORISTA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_5f_KM_5f_CENTRO" style:display-name="TABELA_KM_CENTRO" style:family="table">
      <style:table-properties style:width="24.663cm" fo:margin-left="0cm" fo:margin-right="0.037cm" fo:margin-top="0cm" fo:margin-bottom="0cm" table:align="margins" style:writing-mode="lr-tb"/>
    </style:style>
    <style:style style:name="TABELA_5f_KM_5f_CENTRO.A" style:display-name="TABELA_KM_CENTRO.A" style:family="table-column">
      <style:table-column-properties style:column-width="2.499cm" style:rel-column-width="1417*"/>
    </style:style>
    <style:style style:name="TABELA_5f_KM_5f_CENTRO.B" style:display-name="TABELA_KM_CENTRO.B" style:family="table-column">
      <style:table-column-properties style:column-width="1.639cm" style:rel-column-width="929*"/>
    </style:style>
    <style:style style:name="TABELA_5f_KM_5f_CENTRO.A1" style:display-name="TABELA_KM_CENTR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_5f_KM_5f_CENTRO.N1" style:display-name="TABELA_KM_CENTRO.N1" style:family="table-cell">
      <style:table-cell-properties fo:padding="0.097cm" fo:border="0.002cm solid #000000"/>
    </style:style>
    <style:style style:name="TABELA_5f_KM_5f_CENTRO.A2" style:display-name="TABELA_KM_CENTRO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CENTRO.N2" style:display-name="TABELA_KM_CENTRO.N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CENTRO.A3" style:display-name="TABELA_KM_CENTRO.A3" style:family="table-cell">
      <style:table-cell-properties fo:padding="0.097cm" fo:border-left="0.002cm solid #000000" fo:border-right="none" fo:border-top="none" fo:border-bottom="0.002cm solid #000000"/>
    </style:style>
    <style:style style:name="TABELA_5f_KM_5f_CENTRO.N3" style:display-name="TABELA_KM_CENTRO.N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24.663cm" fo:margin-left="0cm" fo:margin-right="0.037cm" fo:margin-top="0cm" fo:margin-bottom="0cm" table:align="margins" style:writing-mode="lr-tb"/>
    </style:style>
    <style:style style:name="Tabela1.A" style:family="table-column">
      <style:table-column-properties style:column-width="2.499cm" style:rel-column-width="1417*"/>
    </style:style>
    <style:style style:name="Tabela1.B" style:family="table-column">
      <style:table-column-properties style:column-width="1.639cm" style:rel-column-width="929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N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P2" style:family="paragraph" style:parent-style-name="Standard">
      <style:paragraph-properties fo:text-align="start" style:justify-single-word="false"/>
      <style:text-properties style:use-window-font-color="true" fo:language="pt" fo:country="BR" officeooo:rsid="001d33d7" officeooo:paragraph-rsid="001d33d7" style:language-asian="en" style:country-asian="US" style:language-complex="en" style:country-complex="US"/>
    </style:style>
    <style:style style:name="P3" style:family="paragraph" style:parent-style-name="Standard">
      <style:paragraph-properties fo:text-align="start" style:justify-single-word="false"/>
      <style:text-properties style:use-window-font-color="true" fo:language="pt" fo:country="BR" officeooo:rsid="00124224" officeooo:paragraph-rsid="001d33d7" style:language-asian="en" style:country-asian="US" style:language-complex="en" style:country-complex="US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32pt" officeooo:rsid="001d33d7" officeooo:paragraph-rsid="001d33d7" style:font-size-asian="32pt" style:font-size-complex="32pt"/>
    </style:style>
    <style:style style:name="P5" style:family="paragraph" style:parent-style-name="Standard">
      <style:paragraph-properties fo:text-align="start" style:justify-single-word="false" fo:break-before="page"/>
      <style:text-properties style:use-window-font-color="true" fo:language="pt" fo:country="BR" officeooo:rsid="00124224" officeooo:paragraph-rsid="001d33d7" style:language-asian="en" style:country-asian="US" style:language-complex="en" style:country-complex="US"/>
    </style:style>
    <style:style style:name="P6" style:family="paragraph" style:parent-style-name="Table_20_Contents">
      <style:text-properties style:use-window-font-color="true" fo:font-size="10pt" fo:font-weight="bold" officeooo:rsid="0026a77f" officeooo:paragraph-rsid="0026a7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text-properties style:use-window-font-color="true" fo:font-size="10pt" officeooo:rsid="0026a77f" officeooo:paragraph-rsid="0026a7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text-properties style:use-window-font-color="true" fo:font-size="10pt" officeooo:rsid="0026a77f" officeooo:paragraph-rsid="0026a77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style:use-window-font-color="true" fo:font-size="32pt" officeooo:rsid="00124224" officeooo:paragraph-rsid="001d33d7" style:font-size-asian="32pt" style:font-size-complex="32pt"/>
    </style:style>
    <style:style style:name="P10" style:family="paragraph" style:parent-style-name="Standard">
      <style:paragraph-properties fo:text-align="start" style:justify-single-word="false"/>
      <style:text-properties style:use-window-font-color="true" fo:language="pt" fo:country="BR" officeooo:rsid="001d33d7" officeooo:paragraph-rsid="001d33d7" style:language-asian="en" style:country-asian="US" style:language-complex="en" style:country-complex="US"/>
    </style:style>
    <style:style style:name="P11" style:family="paragraph" style:parent-style-name="Standard">
      <style:paragraph-properties fo:text-align="start" style:justify-single-word="false"/>
      <style:text-properties style:use-window-font-color="true" fo:language="pt" fo:country="BR" officeooo:rsid="001d33d7" officeooo:paragraph-rsid="00354857" style:language-asian="en" style:country-asian="US" style:language-complex="en" style:country-complex="US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fo:font-weight="bold" officeooo:paragraph-rsid="002a8da0" style:font-weight-asian="bold" style:font-weight-complex="bold"/>
    </style:style>
    <style:style style:name="P13" style:family="paragraph" style:parent-style-name="Table_20_Contents">
      <style:text-properties style:use-window-font-color="true" style:font-name="Bitstream Vera Serif" fo:font-size="9pt" fo:font-weight="bold" officeooo:rsid="002a8da0" officeooo:paragraph-rsid="002a8da0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2a8da0" officeooo:paragraph-rsid="002a8da0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use-window-font-color="true" style:font-name="Bitstream Vera Serif" fo:font-size="9pt" fo:font-weight="bold" officeooo:rsid="002a8da0" officeooo:paragraph-rsid="0033c541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use-window-font-color="true" style:font-name="Bitstream Vera Serif" fo:font-size="9pt" fo:font-weight="bold" officeooo:rsid="002a8da0" officeooo:paragraph-rsid="003548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paragraph-rsid="00335e40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paragraph-rsid="0033c541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paragraph-rsid="00354857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officeooo:paragraph-rsid="00335e40" style:font-size-asian="9pt" style:font-size-complex="9pt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officeooo:paragraph-rsid="0033c541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officeooo:paragraph-rsid="0034d3fd"/>
    </style:style>
    <style:style style:name="P23" style:family="paragraph" style:parent-style-name="Table_20_Contents" style:master-page-name="Paisagem_20_personalizada">
      <style:paragraph-properties fo:text-align="center" style:justify-single-word="false" style:page-number="auto" fo:break-before="page"/>
      <style:text-properties officeooo:paragraph-rsid="0034d3fd"/>
    </style:style>
    <style:style style:name="P24" style:family="paragraph" style:parent-style-name="Header">
      <style:paragraph-properties fo:text-align="center" style:justify-single-word="false"/>
    </style:style>
    <style:style style:name="T1" style:family="text">
      <style:text-properties officeooo:rsid="001d33d7"/>
    </style:style>
    <style:style style:name="T2" style:family="text">
      <style:text-properties fo:font-weight="bold"/>
    </style:style>
    <style:style style:name="T3" style:family="text">
      <style:text-properties fo:font-weight="bold" officeooo:rsid="001d33d7" style:font-weight-asian="bold" style:font-weight-complex="bold"/>
    </style:style>
    <style:style style:name="T4" style:family="text">
      <style:text-properties officeooo:rsid="002a8da0"/>
    </style:style>
    <style:style style:name="T5" style:family="text">
      <style:text-properties fo:language="pt" fo:country="BR" officeooo:rsid="002a8da0" style:language-asian="en" style:country-asian="US" style:language-complex="en" style:country-complex="US"/>
    </style:style>
    <style:style style:name="T6" style:family="text">
      <style:text-properties officeooo:rsid="00335e40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weight="bold" officeooo:rsid="002a8da0" style:font-weight-asian="bold" style:font-weight-complex="bold"/>
    </style:style>
    <style:style style:name="T9" style:family="text">
      <style:text-properties style:use-window-font-color="true" fo:language="pt" fo:country="BR" fo:font-weight="bold" officeooo:rsid="002a8da0" style:language-asian="en" style:country-asian="US" style:font-weight-asian="bold" style:language-complex="en" style:country-complex="US" style:font-weight-complex="bold"/>
    </style:style>
    <style:style style:name="T10" style:family="text">
      <style:text-properties officeooo:rsid="0033c541"/>
    </style:style>
    <style:style style:name="T11" style:family="text">
      <style:text-properties style:font-weight-asian="bold"/>
    </style:style>
    <style:style style:name="T12" style:family="text">
      <style:text-properties style:font-weight-complex="bold"/>
    </style:style>
    <style:style style:name="T13" style:family="text">
      <style:text-properties officeooo:rsid="0034dfc8"/>
    </style:style>
    <style:style style:name="T14" style:family="text">
      <style:text-properties officeooo:rsid="00354857"/>
    </style:style>
    <style:style style:name="T15" style:family="text">
      <style:text-properties officeooo:rsid="00377a3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p text:style-name="P9"/>
      <text:p text:style-name="P4"/>
      <text:p text:style-name="P4"/>
      <text:p text:style-name="P4"/>
      <text:p text:style-name="P4"/>
      <text:p text:style-name="P4"/>
      <text:p text:style-name="P4">Relatório de </text:p>
      <text:p text:style-name="P4">Quilometragem</text:p>
      <text:p text:style-name="P5"/>
      <text:p text:style-name="P2"/>
      <text:p text:style-name="P3"><text:span text:style-name="T1">Foram percorridos </text:span><text:span text:style-name="T3">[KM_TOTAL] Km</text:span><text:span text:style-name="T1">.</text:span></text:p>
      <text:p text:style-name="P2"/>
      <text:p text:style-name="P2">Em média, cada motorista percorreu [KM_MEDIA] km.</text:p>
      <text:p text:style-name="P2"/>
      <text:p text:style-name="P2"/>
      <table:table table:name="TABELA_KM_MOTORISTA" table:style-name="TABELA_5f_KM_5f_MOTORISTA">
        <table:table-column table:style-name="TABELA_5f_KM_5f_MOTORISTA.A"/>
        <table:table-column table:style-name="TABELA_5f_KM_5f_MOTORISTA.B"/>
        <table:table-row>
          <table:table-cell table:style-name="TABELA_5f_KM_5f_MOTORISTA.A1" office:value-type="string">
            <text:p text:style-name="P6">Nome</text:p>
          </table:table-cell>
          <table:table-cell table:style-name="TABELA_5f_KM_5f_MOTORISTA.B1" office:value-type="string">
            <text:p text:style-name="P6">Matrícula</text:p>
          </table:table-cell>
        </table:table-row>
        <table:table-row>
          <table:table-cell table:style-name="TABELA_5f_KM_5f_MOTORISTA.A2" office:value-type="string">
            <text:p text:style-name="P7">[NOME]</text:p>
          </table:table-cell>
          <table:table-cell table:style-name="TABELA_5f_KM_5f_MOTORISTA.B2" office:value-type="string">
            <text:p text:style-name="P8">[MATRICULA]</text:p>
          </table:table-cell>
        </table:table-row>
        <table:table-row>
          <table:table-cell table:style-name="TABELA_5f_KM_5f_MOTORISTA.A3" office:value-type="string">
            <text:p text:style-name="P7">[NOME]</text:p>
          </table:table-cell>
          <table:table-cell table:style-name="TABELA_5f_KM_5f_MOTORISTA.B3" office:value-type="string">
            <text:p text:style-name="P8">[MATRICULA]</text:p>
          </table:table-cell>
        </table:table-row>
      </table:table>
      <text:p text:style-name="P2"/>
      <text:p text:style-name="P23"><text:span text:style-name="T8">Dados de Km </text:span><text:span text:style-name="T9">Rodados</text:span><text:span text:style-name="T8"> em [ANO]</text:span></text:p>
      <text:p text:style-name="P22"><text:span text:style-name="T8"/></text:p>
      <table:table table:name="TABELA_KM_CENTRO" table:style-name="TABELA_5f_KM_5f_CENTRO">
        <table:table-column table:style-name="TABELA_5f_KM_5f_CENTRO.A"/>
        <table:table-column table:style-name="TABELA_5f_KM_5f_CENTRO.B" table:number-columns-repeated="12"/>
        <table:table-column table:style-name="TABELA_5f_KM_5f_CENTRO.A"/>
        <table:table-header-rows>
          <table:table-row>
            <table:table-cell table:style-name="TABELA_5f_KM_5f_CENTRO.A1" office:value-type="string">
              <text:p text:style-name="P13">Centro</text:p>
            </table:table-cell>
            <table:table-cell table:style-name="TABELA_5f_KM_5f_CENTRO.A1" office:value-type="string">
              <text:p text:style-name="P14">Jan.</text:p>
            </table:table-cell>
            <table:table-cell table:style-name="TABELA_5f_KM_5f_CENTRO.A1" office:value-type="string">
              <text:p text:style-name="P14">Fev.</text:p>
            </table:table-cell>
            <table:table-cell table:style-name="TABELA_5f_KM_5f_CENTRO.A1" office:value-type="string">
              <text:p text:style-name="P14">Mar.</text:p>
            </table:table-cell>
            <table:table-cell table:style-name="TABELA_5f_KM_5f_CENTRO.A1" office:value-type="string">
              <text:p text:style-name="P14">Abr.</text:p>
            </table:table-cell>
            <table:table-cell table:style-name="TABELA_5f_KM_5f_CENTRO.A1" office:value-type="string">
              <text:p text:style-name="P14">Maio</text:p>
            </table:table-cell>
            <table:table-cell table:style-name="TABELA_5f_KM_5f_CENTRO.A1" office:value-type="string">
              <text:p text:style-name="P14">Jun.</text:p>
            </table:table-cell>
            <table:table-cell table:style-name="TABELA_5f_KM_5f_CENTRO.A1" office:value-type="string">
              <text:p text:style-name="P14">Jul.</text:p>
            </table:table-cell>
            <table:table-cell table:style-name="TABELA_5f_KM_5f_CENTRO.A1" office:value-type="string">
              <text:p text:style-name="P14">Ago.</text:p>
            </table:table-cell>
            <table:table-cell table:style-name="TABELA_5f_KM_5f_CENTRO.A1" office:value-type="string">
              <text:p text:style-name="P14">Set.</text:p>
            </table:table-cell>
            <table:table-cell table:style-name="TABELA_5f_KM_5f_CENTRO.A1" office:value-type="string">
              <text:p text:style-name="P17"><text:span text:style-name="T6">Out.</text:span></text:p>
            </table:table-cell>
            <table:table-cell table:style-name="TABELA_5f_KM_5f_CENTRO.A1" office:value-type="string">
              <text:p text:style-name="P17"><text:span text:style-name="T6">Nov.</text:span></text:p>
            </table:table-cell>
            <table:table-cell table:style-name="TABELA_5f_KM_5f_CENTRO.A1" office:value-type="string">
              <text:p text:style-name="P17"><text:span text:style-name="T6">Dez.</text:span></text:p>
            </table:table-cell>
            <table:table-cell table:style-name="TABELA_5f_KM_5f_CENTRO.N1" office:value-type="string">
              <text:p text:style-name="P17"><text:span text:style-name="T6">Total</text:span></text:p>
            </table:table-cell>
          </table:table-row>
          <table:table-row>
            <table:table-cell table:style-name="TABELA_5f_KM_5f_CENTRO.A2" office:value-type="string">
              <text:p text:style-name="P13">[C<text:span text:style-name="T13">NOME</text:span><text:span text:style-name="T14">]</text:span></text:p>
            </table:table-cell>
            <table:table-cell table:style-name="TABELA_5f_KM_5f_CENTRO.A2" office:value-type="string">
              <text:p text:style-name="P20"><text:span text:style-name="T6">[C01]</text:span></text:p>
            </table:table-cell>
            <table:table-cell table:style-name="TABELA_5f_KM_5f_CENTRO.A2" office:value-type="string">
              <text:p text:style-name="P21"><text:span text:style-name="T6">[C0</text:span><text:span text:style-name="T10">2</text:span><text:span text:style-name="T6">]</text:span></text:p>
            </table:table-cell>
            <table:table-cell table:style-name="TABELA_5f_KM_5f_CENTRO.A2" office:value-type="string">
              <text:p text:style-name="P21"><text:span text:style-name="T6">[C0</text:span><text:span text:style-name="T10">3</text:span><text:span text:style-name="T6">]</text:span></text:p>
            </table:table-cell>
            <table:table-cell table:style-name="TABELA_5f_KM_5f_CENTRO.A2" office:value-type="string">
              <text:p text:style-name="P21"><text:span text:style-name="T6">[C0</text:span><text:span text:style-name="T10">4</text:span><text:span text:style-name="T6">]</text:span></text:p>
            </table:table-cell>
            <table:table-cell table:style-name="TABELA_5f_KM_5f_CENTRO.A2" office:value-type="string">
              <text:p text:style-name="P21"><text:span text:style-name="T6">[C0</text:span><text:span text:style-name="T10">5</text:span><text:span text:style-name="T6">]</text:span></text:p>
            </table:table-cell>
            <table:table-cell table:style-name="TABELA_5f_KM_5f_CENTRO.A2" office:value-type="string">
              <text:p text:style-name="P21"><text:span text:style-name="T6">[C0</text:span><text:span text:style-name="T10">6</text:span><text:span text:style-name="T6">]</text:span></text:p>
            </table:table-cell>
            <table:table-cell table:style-name="TABELA_5f_KM_5f_CENTRO.A2" office:value-type="string">
              <text:p text:style-name="P21"><text:span text:style-name="T6">[C0</text:span><text:span text:style-name="T10">7</text:span><text:span text:style-name="T6">]</text:span></text:p>
            </table:table-cell>
            <table:table-cell table:style-name="TABELA_5f_KM_5f_CENTRO.A2" office:value-type="string">
              <text:p text:style-name="P21"><text:span text:style-name="T6">[C0</text:span><text:span text:style-name="T10">8</text:span><text:span text:style-name="T6">]</text:span></text:p>
            </table:table-cell>
            <table:table-cell table:style-name="TABELA_5f_KM_5f_CENTRO.A2" office:value-type="string">
              <text:p text:style-name="P21"><text:span text:style-name="T6">[C0</text:span><text:span text:style-name="T10">9</text:span><text:span text:style-name="T6">]</text:span></text:p>
            </table:table-cell>
            <table:table-cell table:style-name="TABELA_5f_KM_5f_CENTRO.A2" office:value-type="string">
              <text:p text:style-name="P21"><text:span text:style-name="T6">[C</text:span><text:span text:style-name="T10">1</text:span><text:span text:style-name="T6">0]</text:span></text:p>
            </table:table-cell>
            <table:table-cell table:style-name="TABELA_5f_KM_5f_CENTRO.A2" office:value-type="string">
              <text:p text:style-name="P21"><text:span text:style-name="T6">[C</text:span><text:span text:style-name="T10">1</text:span><text:span text:style-name="T6">1]</text:span></text:p>
            </table:table-cell>
            <table:table-cell table:style-name="TABELA_5f_KM_5f_CENTRO.A2" office:value-type="string">
              <text:p text:style-name="P21"><text:span text:style-name="T6">[C1</text:span><text:span text:style-name="T10">2</text:span><text:span text:style-name="T6">]</text:span></text:p>
            </table:table-cell>
            <table:table-cell table:style-name="TABELA_5f_KM_5f_CENTRO.N2" office:value-type="string">
              <text:p text:style-name="P21"><text:span text:style-name="T6">[C</text:span><text:span text:style-name="T10">TOTAL</text:span><text:span text:style-name="T6">]</text:span></text:p>
            </table:table-cell>
          </table:table-row>
        </table:table-header-rows>
        <table:table-row>
          <table:table-cell table:style-name="TABELA_5f_KM_5f_CENTRO.A3" office:value-type="string">
            <text:p text:style-name="P13">[<text:span text:style-name="T13">CNOME</text:span>]</text:p>
          </table:table-cell>
          <table:table-cell table:style-name="TABELA_5f_KM_5f_CENTRO.A3" office:value-type="string">
            <text:p text:style-name="P21"><text:span text:style-name="T6">[C01]</text:span></text:p>
          </table:table-cell>
          <table:table-cell table:style-name="TABELA_5f_KM_5f_CENTRO.A3" office:value-type="string">
            <text:p text:style-name="P21"><text:span text:style-name="T6">[C0</text:span><text:span text:style-name="T10">2</text:span><text:span text:style-name="T6">]</text:span></text:p>
          </table:table-cell>
          <table:table-cell table:style-name="TABELA_5f_KM_5f_CENTRO.A3" office:value-type="string">
            <text:p text:style-name="P21"><text:span text:style-name="T6">[C0</text:span><text:span text:style-name="T10">3</text:span><text:span text:style-name="T6">]</text:span></text:p>
          </table:table-cell>
          <table:table-cell table:style-name="TABELA_5f_KM_5f_CENTRO.A3" office:value-type="string">
            <text:p text:style-name="P21"><text:span text:style-name="T6">[C0</text:span><text:span text:style-name="T10">4</text:span><text:span text:style-name="T6">]</text:span></text:p>
          </table:table-cell>
          <table:table-cell table:style-name="TABELA_5f_KM_5f_CENTRO.A3" office:value-type="string">
            <text:p text:style-name="P21"><text:span text:style-name="T6">[C0</text:span><text:span text:style-name="T10">5</text:span><text:span text:style-name="T6">]</text:span></text:p>
          </table:table-cell>
          <table:table-cell table:style-name="TABELA_5f_KM_5f_CENTRO.A3" office:value-type="string">
            <text:p text:style-name="P21"><text:span text:style-name="T6">[C0</text:span><text:span text:style-name="T10">6</text:span><text:span text:style-name="T6">]</text:span></text:p>
          </table:table-cell>
          <table:table-cell table:style-name="TABELA_5f_KM_5f_CENTRO.A3" office:value-type="string">
            <text:p text:style-name="P21"><text:span text:style-name="T6">[C0</text:span><text:span text:style-name="T10">7</text:span><text:span text:style-name="T6">]</text:span></text:p>
          </table:table-cell>
          <table:table-cell table:style-name="TABELA_5f_KM_5f_CENTRO.A3" office:value-type="string">
            <text:p text:style-name="P21"><text:span text:style-name="T6">[C0</text:span><text:span text:style-name="T10">8</text:span><text:span text:style-name="T6">]</text:span></text:p>
          </table:table-cell>
          <table:table-cell table:style-name="TABELA_5f_KM_5f_CENTRO.A3" office:value-type="string">
            <text:p text:style-name="P21"><text:span text:style-name="T6">[C0</text:span><text:span text:style-name="T10">9</text:span><text:span text:style-name="T6">]</text:span></text:p>
          </table:table-cell>
          <table:table-cell table:style-name="TABELA_5f_KM_5f_CENTRO.A3" office:value-type="string">
            <text:p text:style-name="P21"><text:span text:style-name="T6">[C1</text:span><text:span text:style-name="T10">0</text:span><text:span text:style-name="T6">]</text:span></text:p>
          </table:table-cell>
          <table:table-cell table:style-name="TABELA_5f_KM_5f_CENTRO.A3" office:value-type="string">
            <text:p text:style-name="P21"><text:span text:style-name="T6">[C</text:span><text:span text:style-name="T10">1</text:span><text:span text:style-name="T6">1]</text:span></text:p>
          </table:table-cell>
          <table:table-cell table:style-name="TABELA_5f_KM_5f_CENTRO.A3" office:value-type="string">
            <text:p text:style-name="P21"><text:span text:style-name="T6">[C1</text:span><text:span text:style-name="T10">2</text:span><text:span text:style-name="T6">]</text:span></text:p>
          </table:table-cell>
          <table:table-cell table:style-name="TABELA_5f_KM_5f_CENTRO.N3" office:value-type="string">
            <text:p text:style-name="P21"><text:span text:style-name="T6">[C</text:span><text:span text:style-name="T10">TOTAL</text:span><text:span text:style-name="T6">]</text:span></text:p>
          </table:table-cell>
        </table:table-row>
      </table:table>
      <table:table table:name="Tabela1" table:style-name="Tabela1">
        <table:table-column table:style-name="Tabela1.A"/>
        <table:table-column table:style-name="Tabela1.B" table:number-columns-repeated="12"/>
        <table:table-column table:style-name="Tabela1.A"/>
        <table:table-header-rows>
          <table:table-row>
            <table:table-cell table:style-name="Tabela1.A1" office:value-type="string">
              <text:p text:style-name="P16"><text:span text:style-name="T6">Total</text:span></text:p>
            </table:table-cell>
            <table:table-cell table:style-name="Tabela1.A1" office:value-type="string">
              <text:p text:style-name="P19"><text:span text:style-name="T10">[CT01]</text:span></text:p>
            </table:table-cell>
            <table:table-cell table:style-name="Tabela1.A1" office:value-type="string">
              <text:p text:style-name="P19"><text:span text:style-name="T10">[CT02]</text:span></text:p>
            </table:table-cell>
            <table:table-cell table:style-name="Tabela1.A1" office:value-type="string">
              <text:p text:style-name="P19"><text:span text:style-name="T10">[CT03]</text:span></text:p>
            </table:table-cell>
            <table:table-cell table:style-name="Tabela1.A1" office:value-type="string">
              <text:p text:style-name="P19"><text:span text:style-name="T10">[CT04]<text:tab/></text:span></text:p>
            </table:table-cell>
            <table:table-cell table:style-name="Tabela1.A1" office:value-type="string">
              <text:p text:style-name="P19"><text:span text:style-name="T10">[CT05]</text:span></text:p>
            </table:table-cell>
            <table:table-cell table:style-name="Tabela1.A1" office:value-type="string">
              <text:p text:style-name="P19"><text:span text:style-name="T10">[CT06]</text:span></text:p>
            </table:table-cell>
            <table:table-cell table:style-name="Tabela1.A1" office:value-type="string">
              <text:p text:style-name="P19"><text:span text:style-name="T10">[CT07]</text:span></text:p>
            </table:table-cell>
            <table:table-cell table:style-name="Tabela1.A1" office:value-type="string">
              <text:p text:style-name="P19"><text:span text:style-name="T10">[CT08]</text:span></text:p>
            </table:table-cell>
            <table:table-cell table:style-name="Tabela1.A1" office:value-type="string">
              <text:p text:style-name="P19"><text:span text:style-name="T10">[CT09]</text:span></text:p>
            </table:table-cell>
            <table:table-cell table:style-name="Tabela1.A1" office:value-type="string">
              <text:p text:style-name="P19"><text:span text:style-name="T10">[CT10]</text:span></text:p>
            </table:table-cell>
            <table:table-cell table:style-name="Tabela1.A1" office:value-type="string">
              <text:p text:style-name="P19"><text:span text:style-name="T10">[CT11]</text:span></text:p>
            </table:table-cell>
            <table:table-cell table:style-name="Tabela1.A1" office:value-type="string">
              <text:p text:style-name="P19"><text:span text:style-name="T10">[CT12]</text:span></text:p>
            </table:table-cell>
            <table:table-cell table:style-name="Tabela1.N1" office:value-type="string">
              <text:p text:style-name="P19"><text:span text:style-name="T10">[CTTOTAL]</text:span></text:p>
            </table:table-cell>
          </table:table-row>
        </table:table-header-rows>
      </table:table>
      <text:p text:style-name="P1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Illustration" style:family="paragraph" style:parent-style-name="Caption" style:class="extra"/>
    <style:style style:name="Image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igure" style:family="paragraph" style:parent-style-name="Caption"/>
    <style:style style:name="Illustration_20__28_user_29_" style:display-name="Illustration (user)" style:family="paragraph" style:parent-style-name="Caption"/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MP2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3cm" fo:margin-bottom="2cm" fo:margin-left="2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CABECALHO" text:anchor-type="as-char" svg:width="15.381cm" svg:height="2.681cm" draw:z-index="0"><draw:image xlink:href="Pictures/20000002000001B40000004C2016B3DF.eps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Landscape" style:page-layout-name="Mpm3"/>
    <style:master-page style:name="Paisagem_20_personalizada" style:display-name="Paisagem personalizada" style:page-layout-name="Mpm4" style:next-style-name="Standard">
      <style:header>
        <text:p text:style-name="MP2"><draw:frame draw:style-name="Mfr1" draw:name="figura2" text:anchor-type="as-char" svg:width="15.381cm" svg:height="2.681cm" draw:z-index="1"><draw:image xlink:href="Pictures/20000002000001B40000004C2016B3DF.eps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Relatório de quilometragem</dc:title>
    <meta:initial-creator>Hugo Maia Vieira</meta:initial-creator>
    <meta:creation-date>2010-12-07T15:51:17</meta:creation-date>
    <dc:language>en-GB</dc:language>
    <meta:editing-cycles>25</meta:editing-cycles>
    <meta:editing-duration>PT03H58M31S</meta:editing-duration>
    <meta:keyword>relatório</meta:keyword>
    <meta:keyword>quilometragem</meta:keyword>
    <dc:date>2010-12-08T18:51:38</dc:date>
    <dc:creator>Hugo Maia Vieira</dc:creator>
    <meta:document-statistic meta:table-count="3" meta:image-count="2" meta:object-count="0" meta:page-count="3" meta:paragraph-count="69" meta:word-count="82" meta:character-count="480"/>
    <meta:user-defined meta:name="Info 1"/>
    <meta:user-defined meta:name="Info 2"/>
    <meta:user-defined meta:name="Info 3"/>
    <meta:user-defined meta:name="Info 4"/>
  </office:meta>
</office:document-meta>
</file>